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307in"/>
    </style:style>
    <style:style style:name="co3" style:family="table-column">
      <style:table-column-properties fo:break-before="auto" style:column-width="2.020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>
            <text:p>chars</text:p>
          </table:table-cell>
          <table:table-cell office:value-type="string">
            <text:p>sigil</text:p>
          </table:table-cell>
          <table:table-cell table:style-name="Default" office:value-type="string">
            <text:p>colors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>
            <text:p>1 jon</text:p>
          </table:table-cell>
          <table:table-cell office:value-type="string">
            <text:p>stark</text:p>
          </table:table-cell>
          <table:table-cell office:value-type="string">
            <text:p> <text:a xlink:href="http://designspiration.net/colors/E4E4E4/">#E4E4E4</text:a> </text:p>
          </table:table-cell>
        </table:table-row>
        <table:table-row table:style-name="ro1">
          <table:table-cell office:value-type="string">
            <text:p>2 tyrion</text:p>
          </table:table-cell>
          <table:table-cell office:value-type="string">
            <text:p>lannister</text:p>
          </table:table-cell>
          <table:table-cell office:value-type="string">
            <text:p> <text:a xlink:href="http://designspiration.net/colors/D73224/">#D73224</text:a> </text:p>
          </table:table-cell>
        </table:table-row>
        <table:table-row table:style-name="ro1">
          <table:table-cell office:value-type="string">
            <text:p>3 jaime</text:p>
          </table:table-cell>
          <table:table-cell office:value-type="string">
            <text:p>lannister</text:p>
          </table:table-cell>
          <table:table-cell office:value-type="string">
            <text:p> <text:a xlink:href="http://designspiration.net/colors/D73224/">#D73224</text:a> </text:p>
          </table:table-cell>
        </table:table-row>
        <table:table-row table:style-name="ro1">
          <table:table-cell office:value-type="string">
            <text:p>4 brynden</text:p>
          </table:table-cell>
          <table:table-cell office:value-type="string">
            <text:p>tully</text:p>
          </table:table-cell>
          <table:table-cell office:value-type="string">
            <text:p><text:a xlink:href="http://designspiration.net/colors/998BFA/">#998BFA</text:a> </text:p>
          </table:table-cell>
        </table:table-row>
        <table:table-row table:style-name="ro2">
          <table:table-cell office:value-type="string">
            <text:p>5 cersei</text:p>
          </table:table-cell>
          <table:table-cell office:value-type="string">
            <text:p>lannister</text:p>
          </table:table-cell>
          <table:table-cell table:style-name="Default" office:value-type="string">
            <text:p> <text:a xlink:href="http://designspiration.net/colors/D73224/">#D73224</text:a> </text:p>
          </table:table-cell>
        </table:table-row>
        <table:table-row table:style-name="ro1">
          <table:table-cell office:value-type="string">
            <text:p>6 hound</text:p>
          </table:table-cell>
          <table:table-cell office:value-type="string">
            <text:p>clegane</text:p>
          </table:table-cell>
          <table:table-cell office:value-type="string">
            <text:p><text:a xlink:href="http://designspiration.net/colors/FEE855/">#FEE855</text:a> </text:p>
          </table:table-cell>
        </table:table-row>
        <table:table-row table:style-name="ro1">
          <table:table-cell office:value-type="string">
            <text:p>7 littlefinger </text:p>
          </table:table-cell>
          <table:table-cell office:value-type="string">
            <text:p>arryn</text:p>
          </table:table-cell>
          <table:table-cell office:value-type="string">
            <text:p><text:a xlink:href="http://designspiration.net/colors/B0CDFC/">#B0CDFC</text:a> </text:p>
          </table:table-cell>
        </table:table-row>
        <table:table-row table:style-name="ro1">
          <table:table-cell office:value-type="string">
            <text:p>8 olenna</text:p>
          </table:table-cell>
          <table:table-cell office:value-type="string">
            <text:p>tyrell</text:p>
          </table:table-cell>
          <table:table-cell office:value-type="string">
            <text:p><text:a xlink:href="http://designspiration.net/colors/DAE8B6/">#DAE8B6</text:a> </text:p>
          </table:table-cell>
        </table:table-row>
        <table:table-row table:style-name="ro1">
          <table:table-cell office:value-type="string">
            <text:p>9 renly</text:p>
          </table:table-cell>
          <table:table-cell office:value-type="string">
            <text:p>baratheon</text:p>
          </table:table-cell>
          <table:table-cell office:value-type="string">
            <text:p><text:a xlink:href="http://designspiration.net/colors/EFAE2C/">#EFAE2C</text:a> </text:p>
          </table:table-cell>
        </table:table-row>
        <table:table-row table:style-name="ro1">
          <table:table-cell office:value-type="string">
            <text:p>10 varys </text:p>
          </table:table-cell>
          <table:table-cell office:value-type="string">
            <text:p>targaryan</text:p>
          </table:table-cell>
          <table:table-cell table:style-name="Default" office:value-type="string">
            <text:p>#BF1E2E</text:p>
          </table:table-cell>
        </table:table-row>
        <table:table-row table:style-name="ro1">
          <table:table-cell office:value-type="string">
            <text:p>11 bran </text:p>
          </table:table-cell>
          <table:table-cell office:value-type="string">
            <text:p>stark</text:p>
          </table:table-cell>
          <table:table-cell office:value-type="string">
            <text:p> <text:a xlink:href="http://designspiration.net/colors/E4E4E4/">#E4E4E4</text:a> </text:p>
          </table:table-cell>
        </table:table-row>
        <table:table-row table:style-name="ro1">
          <table:table-cell office:value-type="string">
            <text:p>12 victarion</text:p>
          </table:table-cell>
          <table:table-cell office:value-type="string">
            <text:p>greyjoy</text:p>
          </table:table-cell>
          <table:table-cell table:style-name="Default" office:value-type="string">
            <text:p>#FBE106</text:p>
          </table:table-cell>
        </table:table-row>
        <table:table-row table:style-name="ro1">
          <table:table-cell office:value-type="string">
            <text:p>13 sansa </text:p>
          </table:table-cell>
          <table:table-cell office:value-type="string">
            <text:p>stark</text:p>
          </table:table-cell>
          <table:table-cell office:value-type="string">
            <text:p> <text:a xlink:href="http://designspiration.net/colors/E4E4E4/">#E4E4E4</text:a> </text:p>
          </table:table-cell>
        </table:table-row>
        <table:table-row table:style-name="ro1">
          <table:table-cell office:value-type="string">
            <text:p>14 davos </text:p>
          </table:table-cell>
          <table:table-cell office:value-type="string">
            <text:p>baratheon</text:p>
          </table:table-cell>
          <table:table-cell office:value-type="string">
            <text:p><text:a xlink:href="http://designspiration.net/colors/EFAE2C/">#EFAE2C</text:a> </text:p>
          </table:table-cell>
        </table:table-row>
        <table:table-row table:style-name="ro1">
          <table:table-cell office:value-type="string">
            <text:p>15 daenerys </text:p>
          </table:table-cell>
          <table:table-cell office:value-type="string">
            <text:p>targaryan</text:p>
          </table:table-cell>
          <table:table-cell table:style-name="Default" office:value-type="string">
            <text:p>#BF1E2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5/18/2016</text:date>, <text:time>11:4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M21S</meta:editing-duration>
    <meta:editing-cycles>11</meta:editing-cycles>
    <meta:generator>OpenOffice/4.1.2$Win32 OpenOffice.org_project/412m3$Build-9782</meta:generator>
    <dc:date>2016-05-18T11:49:39.57</dc:date>
    <dc:creator>Sam Anwar</dc:creator>
    <meta:document-statistic meta:table-count="3" meta:cell-count="48" meta:object-count="0"/>
    <meta:user-defined meta:name="Info 1"/>
    <meta:user-defined meta:name="Info 2"/>
    <meta:user-defined meta:name="Info 3"/>
    <meta:user-defined meta:name="Info 4"/>
  </office:meta>
</office:document-meta>
</file>